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utkal" svg:font-family="utkal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531b0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name-complex="Times New Roman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f0783" style:font-size-asian="12pt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1f6207" style:font-size-asian="12pt" style:font-name-complex="Times New Roman" style:font-size-complex="12pt" style:language-complex="ar" style:country-complex="SA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03e3d" style:font-size-asian="12pt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3b3e5" style:font-size-asian="12pt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406b6" style:font-size-asian="12pt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rsid="0023fb3a" officeooo:paragraph-rsid="004406b6" style:font-size-asian="12pt" style:font-name-complex="Times New Roman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476d4" style:font-size-asian="12pt" style:font-name-complex="Times New Roman" style:font-size-complex="12pt" style:language-complex="ar" style:country-complex="SA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d06cd" style:font-size-asian="12pt" style:font-name-complex="Times New Roman" style:font-size-complex="12pt" style:language-complex="ar" style:country-complex="SA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size-complex="12pt" style:language-complex="ar" style:country-complex="SA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531b0" style:font-size-asian="12pt" style:font-size-complex="12pt" style:language-complex="ar" style:country-complex="SA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size-complex="12pt" style:language-complex="ar" style:country-complex="SA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db0a0" style:font-size-asian="12pt" style:font-size-complex="12pt" style:language-complex="ar" style:country-complex="SA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size-complex="12pt" style:language-complex="ar" style:country-complex="SA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fc4e6" style:font-size-asian="12pt" style:font-size-complex="12pt" style:language-complex="ar" style:country-complex="SA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size-complex="12pt" style:language-complex="ar" style:country-complex="SA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1f6207" style:font-size-asian="12pt" style:font-size-complex="12pt" style:language-complex="ar" style:country-complex="SA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03e3d" style:font-size-asian="12pt" style:font-size-complex="12pt" style:language-complex="ar" style:country-complex="SA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205a0" style:font-size-asian="12pt" style:font-size-complex="12pt" style:language-complex="ar" style:country-complex="SA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d06cd" style:font-size-asian="12pt" style:font-size-complex="12pt" style:language-complex="ar" style:country-complex="SA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4531b0" style:font-size-asian="12pt" style:font-size-complex="12pt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4d06cd" style:font-size-asian="12pt" style:font-size-complex="12pt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rsid="00226033" officeooo:paragraph-rsid="004531b0" style:font-size-asian="12pt" style:font-size-complex="12pt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4531b0" style:font-name-asian="Symbol1" style:font-size-asian="12pt" style:font-name-complex="Times New Roman" style:font-size-complex="12pt" style:language-complex="ar" style:country-complex="SA"/>
    </style:style>
    <style:style style:name="P30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4d06cd" style:font-name-asian="Symbol1" style:font-size-asian="12pt" style:font-name-complex="Times New Roman" style:font-size-complex="12pt" style:language-complex="ar" style:country-complex="SA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6bcc7" officeooo:paragraph-rsid="004531b0" style:font-name-asian="Symbol1" style:font-size-asian="12pt" style:font-name-complex="Times New Roman" style:font-size-complex="12pt" style:language-complex="ar" style:country-complex="SA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6bcc7" officeooo:paragraph-rsid="004d06cd" style:font-name-asian="Symbol1" style:font-size-asian="12pt" style:font-name-complex="Times New Roman" style:font-size-complex="12pt" style:language-complex="ar" style:country-complex="SA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4d06cd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9ccc0" officeooo:paragraph-rsid="004d06cd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45be7" officeooo:paragraph-rsid="004531b0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6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226033" officeooo:paragraph-rsid="004531b0" style:font-name-asian="Times New Roman1" style:font-size-asian="12pt" style:font-name-complex="Times New Roman1" style:font-size-complex="12pt" style:language-complex="ar" style:country-complex="SA" loext:padding="0in" loext:border="none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1d1f55" officeooo:paragraph-rsid="004531b0" style:font-name-asian="Symbol1" style:font-size-asian="12pt" style:font-name-complex="Times New Roman" style:font-size-complex="12pt" style:language-complex="ar" style:country-complex="SA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3a04" officeooo:paragraph-rsid="004531b0" style:font-name-asian="Symbol1" style:font-size-asian="12pt" style:font-name-complex="Times New Roman" style:font-size-complex="12pt" style:language-complex="ar" style:country-complex="SA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d54f" officeooo:paragraph-rsid="004531b0" style:font-name-asian="Symbol1" style:font-size-asian="12pt" style:font-name-complex="Times New Roman" style:font-size-complex="12pt" style:language-complex="ar" style:country-complex="SA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60e85" officeooo:paragraph-rsid="004531b0" style:font-name-asian="Symbol1" style:font-size-asian="12pt" style:font-name-complex="Times New Roman" style:font-size-complex="12pt" style:language-complex="ar" style:country-complex="SA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26033" officeooo:paragraph-rsid="004531b0" style:font-name-asian="Times New Roman1" style:font-size-asian="12pt" style:font-name-complex="Times New Roman1" style:font-size-complex="12pt" style:language-complex="ar" style:country-complex="SA"/>
    </style:style>
    <style:style style:name="P4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Times New Roman" fo:font-size="12pt" fo:language="uk" fo:country="UA" style:text-underline-style="none" officeooo:paragraph-rsid="004d06cd" style:font-size-asian="12pt" style:font-size-complex="12pt" style:language-complex="ar" style:country-complex="SA"/>
    </style:style>
    <style:style style:name="P4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text-position="0% 100%" style:font-name="Times New Roman" fo:font-size="12pt" fo:language="uk" fo:country="UA" style:text-underline-style="none" officeooo:rsid="0019ccc0" officeooo:paragraph-rsid="004531b0" style:font-name-asian="Symbol1" style:font-size-asian="12pt" style:font-name-complex="Times New Roman" style:font-size-complex="12pt" style:language-complex="ar" style:country-complex="SA"/>
    </style:style>
    <style:style style:name="P44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4531b0" style:font-size-asian="12pt" style:font-size-complex="12pt" style:language-complex="ar" style:country-complex="SA"/>
    </style:style>
    <style:style style:name="P45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style:font-name="Times New Roman" fo:font-size="12pt" style:text-underline-style="none" officeooo:paragraph-rsid="004b5e4b" style:font-size-asian="12pt" style:font-size-complex="12pt"/>
    </style:style>
    <style:style style:name="P46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47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aab18" style:font-size-asian="12pt" style:font-name-complex="Times New Roman" style:font-size-complex="12pt" style:language-complex="ar" style:country-complex="SA"/>
    </style:style>
    <style:style style:name="P48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b725b" style:font-size-asian="12pt" style:font-name-complex="Times New Roman" style:font-size-complex="12pt" style:language-complex="ar" style:country-complex="SA"/>
    </style:style>
    <style:style style:name="P49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aab18" style:font-size-asian="12pt" style:font-size-complex="12pt" style:language-complex="ar" style:country-complex="SA"/>
    </style:style>
    <style:style style:name="P50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size-complex="12pt" style:language-complex="ar" style:country-complex="SA"/>
    </style:style>
    <style:style style:name="P51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" fo:font-size="12pt" fo:language="uk" fo:country="UA" style:text-underline-style="none" officeooo:paragraph-rsid="003aab18" style:font-size-asian="12pt" style:font-name-complex="Times New Roman" style:font-size-complex="12pt" style:language-complex="ar" style:country-complex="SA"/>
    </style:style>
    <style:style style:name="P52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solid" style:text-line-through-type="single" style:font-name="Times New Roman" fo:font-size="12pt" fo:language="uk" fo:country="UA" style:text-underline-style="none" style:font-size-asian="12pt" style:font-name-complex="Times New Roman" style:font-size-complex="12pt" style:language-complex="ar" style:country-complex="SA"/>
    </style:style>
    <style:style style:name="P53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d54f" officeooo:paragraph-rsid="004531b0" style:font-name-asian="Symbol1" style:font-size-asian="12pt" style:font-name-complex="Times New Roman" style:font-size-complex="12pt" style:language-complex="ar" style:country-complex="SA"/>
    </style:style>
    <style:style style:name="P54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260e85" officeooo:paragraph-rsid="004d06cd" style:font-name-asian="Symbol1" style:font-size-asian="12pt" style:font-name-complex="Times New Roman" style:font-size-complex="12pt" style:language-complex="ar" style:country-complex="SA"/>
    </style:style>
    <style:style style:name="P55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260e85" officeooo:paragraph-rsid="004b5e4b" style:font-name-asian="Symbol1" style:font-size-asian="12pt" style:font-name-complex="Times New Roman" style:font-size-complex="12pt" style:language-complex="ar" style:country-complex="SA"/>
    </style:style>
    <style:style style:name="T1" style:family="text">
      <style:text-properties style:text-position="sub 58%" officeooo:rsid="00152ee4" style:font-name-asian="Symbol1"/>
    </style:style>
    <style:style style:name="T2" style:family="text">
      <style:text-properties style:text-position="sub 58%" officeooo:rsid="00152284" style:font-name-asian="Symbol1"/>
    </style:style>
    <style:style style:name="T3" style:family="text">
      <style:text-properties style:text-position="sub 58%" style:font-name-complex="Times New Roman"/>
    </style:style>
    <style:style style:name="T4" style:family="text">
      <style:text-properties style:text-position="sub 58%" officeooo:rsid="001f6207" style:font-name-complex="Times New Roman"/>
    </style:style>
    <style:style style:name="T5" style:family="text">
      <style:text-properties style:text-position="sub 58%" officeooo:rsid="003fc4e6" style:font-name-complex="Times New Roman"/>
    </style:style>
    <style:style style:name="T6" style:family="text">
      <style:text-properties style:text-position="sub 58%" officeooo:rsid="00442cec" style:font-name-complex="Times New Roman"/>
    </style:style>
    <style:style style:name="T7" style:family="text">
      <style:text-properties style:text-position="super 58%"/>
    </style:style>
    <style:style style:name="T8" style:family="text">
      <style:text-properties style:text-position="super 58%" style:font-name-complex="Times New Roman"/>
    </style:style>
    <style:style style:name="T9" style:family="text">
      <style:text-properties style:text-position="super 58%" officeooo:rsid="00442cec" style:font-name-complex="Times New Roman"/>
    </style:style>
    <style:style style:name="T10" style:family="text">
      <style:text-properties style:text-position="super 58%" officeooo:rsid="00152284" style:font-name-asian="Symbol1"/>
    </style:style>
    <style:style style:name="T11" style:family="text">
      <style:text-properties style:text-position="super 58%" officeooo:rsid="00152ee4" style:font-name-asian="Symbol1"/>
    </style:style>
    <style:style style:name="T12" style:family="text">
      <style:text-properties style:text-position="0% 100%" officeooo:rsid="0015a3a6" style:font-name-asian="Symbol1" style:font-name-complex="Times New Roman"/>
    </style:style>
    <style:style style:name="T13" style:family="text">
      <style:text-properties style:text-position="0% 100%" officeooo:rsid="0016bcc7" style:font-name-asian="Symbol1" style:font-name-complex="Times New Roman"/>
    </style:style>
    <style:style style:name="T14" style:family="text">
      <style:text-properties style:text-position="0% 100%" officeooo:rsid="0019ccc0" style:font-name-asian="Symbol1" style:font-name-complex="Times New Roman"/>
    </style:style>
    <style:style style:name="T15" style:family="text">
      <style:text-properties style:text-position="0% 100%" officeooo:rsid="003af8b7" style:font-name-asian="Symbol1" style:font-name-complex="Times New Roman"/>
    </style:style>
    <style:style style:name="T16" style:family="text">
      <style:text-properties style:text-position="0% 100%" officeooo:rsid="004d06cd" style:font-name-asian="Symbol1" style:font-name-complex="Times New Roman"/>
    </style:style>
    <style:style style:name="T17" style:family="text">
      <style:text-properties style:text-position="0% 100%" officeooo:rsid="00152284" style:font-name-asian="Symbol1"/>
    </style:style>
    <style:style style:name="T18" style:family="text">
      <style:text-properties style:text-position="0% 100%" officeooo:rsid="00152ee4" style:font-name-asian="Symbol1"/>
    </style:style>
    <style:style style:name="T19" style:family="text">
      <style:text-properties style:text-position="0% 100%" officeooo:rsid="0015a3a6" style:font-name-asian="Symbol1"/>
    </style:style>
    <style:style style:name="T20" style:family="text">
      <style:text-properties style:text-position="0% 100%" officeooo:rsid="0006f533" style:font-name-asian="Times New Roman1" style:font-name-complex="Times New Roman1"/>
    </style:style>
    <style:style style:name="T21" style:family="text">
      <style:text-properties style:text-position="0% 100%" officeooo:rsid="001e28a3" style:font-name-complex="Times New Roman"/>
    </style:style>
    <style:style style:name="T22" style:family="text">
      <style:text-properties style:text-position="0% 100%" officeooo:rsid="001f6207" style:font-name-complex="Times New Roman"/>
    </style:style>
    <style:style style:name="T23" style:family="text">
      <style:text-properties style:text-position="0% 100%" officeooo:rsid="00152284" style:font-name-asian="Symbol" style:font-name-complex="Symbol"/>
    </style:style>
    <style:style style:name="T24" style:family="text">
      <style:text-properties style:text-position="0% 100%" fo:font-style="normal" officeooo:rsid="0015a3a6" style:font-name-asian="Symbol1" style:font-style-asian="normal" style:font-name-complex="Times New Roman" style:font-style-complex="normal"/>
    </style:style>
    <style:style style:name="T25" style:family="text">
      <style:text-properties style:text-position="0% 100%" fo:font-style="normal" officeooo:rsid="0016bcc7" style:font-name-asian="Symbol1" style:font-style-asian="normal" style:font-name-complex="Times New Roman" style:font-style-complex="normal"/>
    </style:style>
    <style:style style:name="T26" style:family="text">
      <style:text-properties style:font-name-asian="Symbol" style:font-name-complex="Symbol"/>
    </style:style>
    <style:style style:name="T27" style:family="text">
      <style:text-properties officeooo:rsid="0003347c" style:font-name-asian="Symbol" style:font-name-complex="Symbol"/>
    </style:style>
    <style:style style:name="T28" style:family="text">
      <style:text-properties officeooo:rsid="00067e84" style:font-name-asian="Symbol" style:font-name-complex="Symbol"/>
    </style:style>
    <style:style style:name="T29" style:family="text">
      <style:text-properties officeooo:rsid="002f74a9" style:font-name-asian="Symbol" style:font-name-complex="Symbol"/>
    </style:style>
    <style:style style:name="T30" style:family="text">
      <style:text-properties style:font-name-asian="Symbol1"/>
    </style:style>
    <style:style style:name="T31" style:family="text">
      <style:text-properties style:font-name-asian="Symbol1" style:font-name-complex="Times New Roman"/>
    </style:style>
    <style:style style:name="T32" style:family="text">
      <style:text-properties officeooo:rsid="00113f11" style:font-name-asian="Symbol1" style:font-name-complex="Times New Roman"/>
    </style:style>
    <style:style style:name="T33" style:family="text">
      <style:text-properties officeooo:rsid="00133909" style:font-name-asian="Symbol1" style:font-name-complex="Times New Roman"/>
    </style:style>
    <style:style style:name="T34" style:family="text">
      <style:text-properties style:font-name-asian="Symbol1" style:font-name-complex="Symbol1"/>
    </style:style>
    <style:style style:name="T35" style:family="text">
      <style:text-properties officeooo:rsid="00113f11" style:font-name-asian="Symbol1" style:font-name-complex="Symbol1"/>
    </style:style>
    <style:style style:name="T36" style:family="text">
      <style:text-properties officeooo:rsid="00462017" style:font-name-asian="Symbol1" style:font-name-complex="Symbol1"/>
    </style:style>
    <style:style style:name="T37" style:family="text">
      <style:text-properties style:use-window-font-color="true" style:text-position="0% 100%" style:font-name-asian="Symbol1"/>
    </style:style>
    <style:style style:name="T38" style:family="text">
      <style:text-properties style:use-window-font-color="true" style:text-position="0% 100%" officeooo:rsid="0019ccc0" style:font-name-asian="Symbol1" style:font-name-complex="Times New Roman"/>
    </style:style>
    <style:style style:name="T39" style:family="text">
      <style:text-properties style:use-window-font-color="true" style:text-position="0% 100%" officeooo:rsid="001bb99b" style:font-name-asian="Symbol1" style:font-name-complex="Times New Roman"/>
    </style:style>
    <style:style style:name="T40" style:family="text">
      <style:text-properties style:use-window-font-color="true" style:text-position="0% 100%" officeooo:rsid="001d1f55" style:font-name-asian="Symbol1" style:font-name-complex="Times New Roman"/>
    </style:style>
    <style:style style:name="T41" style:family="text">
      <style:text-properties style:use-window-font-color="true" style:text-position="0% 100%" officeooo:rsid="00209f49" style:font-name-asian="Symbol1" style:font-name-complex="Times New Roman"/>
    </style:style>
    <style:style style:name="T42" style:family="text">
      <style:text-properties style:use-window-font-color="true" style:text-position="0% 100%" officeooo:rsid="00213a04" style:font-name-asian="Symbol1" style:font-name-complex="Times New Roman"/>
    </style:style>
    <style:style style:name="T43" style:family="text">
      <style:text-properties style:use-window-font-color="true" style:text-position="0% 100%" officeooo:rsid="0021d54f" style:font-name-asian="Symbol1" style:font-name-complex="Times New Roman"/>
    </style:style>
    <style:style style:name="T44" style:family="text">
      <style:text-properties style:use-window-font-color="true" style:text-position="0% 100%" officeooo:rsid="004d06cd" style:font-name-asian="Symbol1" style:font-name-complex="Times New Roman"/>
    </style:style>
    <style:style style:name="T45" style:family="text">
      <style:text-properties style:use-window-font-color="true" style:text-position="0% 100%" officeooo:rsid="001bb99b" style:font-name-asian="Symbol1"/>
    </style:style>
    <style:style style:name="T46" style:family="text">
      <style:text-properties style:use-window-font-color="true" style:text-position="0% 100%" officeooo:rsid="00152ee4" style:font-name-asian="Symbol1"/>
    </style:style>
    <style:style style:name="T47" style:family="text">
      <style:text-properties style:use-window-font-color="true" style:text-position="0% 100%" officeooo:rsid="0015a3a6" style:font-name-asian="Symbol1"/>
    </style:style>
    <style:style style:name="T48" style:family="text">
      <style:text-properties style:use-window-font-color="true" style:text-position="0% 100%" officeooo:rsid="001bb99b" style:font-name-asian="Symbol" style:font-name-complex="Symbol"/>
    </style:style>
    <style:style style:name="T49" style:family="text">
      <style:text-properties style:use-window-font-color="true" style:text-position="0% 100%" officeooo:rsid="00209f49" style:font-name-asian="Symbol" style:font-name-complex="Symbol"/>
    </style:style>
    <style:style style:name="T50" style:family="text">
      <style:text-properties style:use-window-font-color="true" style:text-position="0% 100%" fo:language="uk" fo:country="UA" style:font-name-asian="Times New Roman1" style:font-name-complex="Times New Roman1" style:language-complex="ar" style:country-complex="SA"/>
    </style:style>
    <style:style style:name="T51" style:family="text">
      <style:text-properties style:use-window-font-color="true" style:text-position="0% 100%" fo:language="uk" fo:country="UA" officeooo:rsid="00226033" style:font-name-asian="Times New Roman1" style:font-name-complex="Times New Roman1" style:language-complex="ar" style:country-complex="SA"/>
    </style:style>
    <style:style style:name="T52" style:family="text">
      <style:text-properties style:use-window-font-color="true" style:text-position="0% 100%" fo:language="uk" fo:country="UA" officeooo:rsid="0021d54f" style:font-name-asian="Times New Roman1" style:font-name-complex="Times New Roman1" style:language-complex="ar" style:country-complex="SA"/>
    </style:style>
    <style:style style:name="T53" style:family="text">
      <style:text-properties style:use-window-font-color="true" style:text-position="0% 100%" fo:language="uk" fo:country="UA" officeooo:rsid="0027659f" style:font-name-asian="Times New Roman1" style:font-name-complex="Times New Roman1" style:language-complex="ar" style:country-complex="SA"/>
    </style:style>
    <style:style style:name="T54" style:family="text">
      <style:text-properties style:use-window-font-color="true" style:text-position="0% 100%" fo:language="uk" fo:country="UA" officeooo:rsid="0027abf4" style:font-name-asian="Times New Roman1" style:font-name-complex="Times New Roman1" style:language-complex="ar" style:country-complex="SA"/>
    </style:style>
    <style:style style:name="T55" style:family="text">
      <style:text-properties style:use-window-font-color="true" style:text-position="0% 100%" fo:language="uk" fo:country="UA" style:font-name-asian="Symbol1" style:font-name-complex="Times New Roman" style:language-complex="ar" style:country-complex="SA"/>
    </style:style>
    <style:style style:name="T56" style:family="text">
      <style:text-properties style:use-window-font-color="true" style:text-position="0% 100%" fo:language="uk" fo:country="UA" officeooo:rsid="001bb99b" style:font-name-asian="Symbol1" style:font-name-complex="Times New Roman" style:language-complex="ar" style:country-complex="SA"/>
    </style:style>
    <style:style style:name="T57" style:family="text">
      <style:text-properties style:use-window-font-color="true" style:text-position="0% 100%" fo:language="uk" fo:country="UA" officeooo:rsid="001d1f55" style:font-name-asian="Symbol1" style:font-name-complex="Times New Roman" style:language-complex="ar" style:country-complex="SA"/>
    </style:style>
    <style:style style:name="T58" style:family="text">
      <style:text-properties style:use-window-font-color="true" style:text-position="0% 100%" fo:language="uk" fo:country="UA" officeooo:rsid="00209f49" style:font-name-asian="Symbol1" style:font-name-complex="Times New Roman" style:language-complex="ar" style:country-complex="SA"/>
    </style:style>
    <style:style style:name="T59" style:family="text">
      <style:text-properties style:use-window-font-color="true" style:text-position="0% 100%" fo:language="uk" fo:country="UA" officeooo:rsid="00213a04" style:font-name-asian="Symbol1" style:font-name-complex="Times New Roman" style:language-complex="ar" style:country-complex="SA"/>
    </style:style>
    <style:style style:name="T60" style:family="text">
      <style:text-properties style:use-window-font-color="true" style:text-position="0% 100%" fo:language="uk" fo:country="UA" officeooo:rsid="0019ccc0" style:font-name-asian="Symbol1" style:font-name-complex="Times New Roman" style:language-complex="ar" style:country-complex="SA"/>
    </style:style>
    <style:style style:name="T61" style:family="text">
      <style:text-properties style:use-window-font-color="true" style:text-position="0% 100%" fo:language="uk" fo:country="UA" officeooo:rsid="0021d54f" style:font-name-asian="Symbol1" style:font-name-complex="Times New Roman" style:language-complex="ar" style:country-complex="SA"/>
    </style:style>
    <style:style style:name="T62" style:family="text">
      <style:text-properties style:use-window-font-color="true" style:text-position="0% 100%" fo:language="uk" fo:country="UA" officeooo:rsid="00226033" style:font-name-asian="Symbol1" style:font-name-complex="Times New Roman" style:language-complex="ar" style:country-complex="SA"/>
    </style:style>
    <style:style style:name="T63" style:family="text">
      <style:text-properties style:use-window-font-color="true" style:text-position="0% 100%" fo:language="uk" fo:country="UA" officeooo:rsid="00260e85" style:font-name-asian="Symbol1" style:font-name-complex="Times New Roman" style:language-complex="ar" style:country-complex="SA"/>
    </style:style>
    <style:style style:name="T64" style:family="text">
      <style:text-properties style:use-window-font-color="true" style:text-position="0% 100%" fo:language="uk" fo:country="UA" officeooo:rsid="0027659f" style:font-name-asian="Symbol1" style:font-name-complex="Times New Roman" style:language-complex="ar" style:country-complex="SA"/>
    </style:style>
    <style:style style:name="T65" style:family="text">
      <style:text-properties style:use-window-font-color="true" style:text-position="0% 100%" fo:language="uk" fo:country="UA" officeooo:rsid="0027abf4" style:font-name-asian="Symbol1" style:font-name-complex="Times New Roman" style:language-complex="ar" style:country-complex="SA"/>
    </style:style>
    <style:style style:name="T66" style:family="text">
      <style:text-properties style:use-window-font-color="true" style:text-position="0% 100%" fo:language="uk" fo:country="UA" officeooo:rsid="004d06cd" style:font-name-asian="Symbol1" style:font-name-complex="Times New Roman" style:language-complex="ar" style:country-complex="SA"/>
    </style:style>
    <style:style style:name="T67" style:family="text">
      <style:text-properties style:use-window-font-color="true" style:text-position="0% 100%" fo:language="uk" fo:country="UA" officeooo:rsid="003e96e6" style:font-name-asian="Symbol1" style:font-name-complex="Times New Roman" style:language-complex="ar" style:country-complex="SA"/>
    </style:style>
    <style:style style:name="T68" style:family="text">
      <style:text-properties style:use-window-font-color="true" style:text-position="0% 100%" fo:language="uk" fo:country="UA" officeooo:rsid="004b5e4b" style:font-name-asian="Symbol1" style:font-name-complex="Times New Roman" style:language-complex="ar" style:country-complex="SA"/>
    </style:style>
    <style:style style:name="T69" style:family="text">
      <style:text-properties style:use-window-font-color="true" style:text-position="0% 100%" fo:language="uk" fo:country="UA" officeooo:rsid="001bb99b" style:font-name-asian="Symbol" style:font-name-complex="Symbol" style:language-complex="ar" style:country-complex="SA"/>
    </style:style>
    <style:style style:name="T70" style:family="text">
      <style:text-properties style:use-window-font-color="true" style:text-position="0% 100%" fo:language="uk" fo:country="UA" officeooo:rsid="00209f49" style:font-name-asian="Symbol" style:font-name-complex="Symbol" style:language-complex="ar" style:country-complex="SA"/>
    </style:style>
    <style:style style:name="T71" style:family="text">
      <style:text-properties style:use-window-font-color="true" style:text-position="0% 100%" style:font-name-asian="Times New Roman1" style:font-name-complex="Times New Roman1"/>
    </style:style>
    <style:style style:name="T72" style:family="text">
      <style:text-properties style:use-window-font-color="true" style:text-position="0% 100%" officeooo:rsid="00226033" style:font-name-asian="Times New Roman1" style:font-name-complex="Times New Roman1"/>
    </style:style>
    <style:style style:name="T73" style:family="text">
      <style:text-properties style:use-window-font-color="true" style:text-position="0% 100%" officeooo:rsid="0023fb3a" style:font-name-asian="Times New Roman1" style:font-name-complex="Times New Roman1"/>
    </style:style>
    <style:style style:name="T74" style:family="text">
      <style:text-properties style:use-window-font-color="true" style:text-position="0% 100%" officeooo:rsid="00259524" style:font-name-asian="Times New Roman1" style:font-name-complex="Times New Roman1"/>
    </style:style>
    <style:style style:name="T75" style:family="text">
      <style:text-properties style:use-window-font-color="true" style:text-position="sub 58%" officeooo:rsid="001bb99b" style:font-name-asian="Symbol1" style:font-name-complex="Times New Roman"/>
    </style:style>
    <style:style style:name="T76" style:family="text">
      <style:text-properties style:use-window-font-color="true" style:text-position="sub 58%" officeooo:rsid="001bb99b" style:font-name-asian="Symbol1"/>
    </style:style>
    <style:style style:name="T77" style:family="text">
      <style:text-properties style:use-window-font-color="true" style:text-position="sub 58%" fo:language="uk" fo:country="UA" officeooo:rsid="001bb99b" style:font-name-asian="Symbol1" style:font-name-complex="Times New Roman" style:language-complex="ar" style:country-complex="SA"/>
    </style:style>
    <style:style style:name="T78" style:family="text">
      <style:text-properties style:use-window-font-color="true" style:text-position="sub 58%" fo:language="uk" fo:country="UA" officeooo:rsid="001d1f55" style:font-name-asian="Symbol1" style:font-name-complex="Times New Roman" style:language-complex="ar" style:country-complex="SA"/>
    </style:style>
    <style:style style:name="T79" style:family="text">
      <style:text-properties style:use-window-font-color="true" style:text-position="sub 58%" fo:language="uk" fo:country="UA" officeooo:rsid="0021d54f" style:font-name-asian="Symbol1" style:font-name-complex="Times New Roman" style:language-complex="ar" style:country-complex="SA"/>
    </style:style>
    <style:style style:name="T80" style:family="text">
      <style:text-properties style:use-window-font-color="true" style:text-position="super 58%" fo:language="uk" fo:country="UA" officeooo:rsid="0021d54f" style:font-name-asian="Symbol1" style:font-name-complex="Times New Roman" style:language-complex="ar" style:country-complex="SA"/>
    </style:style>
    <style:style style:name="T81" style:family="text">
      <style:text-properties style:use-window-font-color="true" officeooo:rsid="001f6207" style:font-name-asian="Calibri" style:font-name-complex="Times New Roman"/>
    </style:style>
    <style:style style:name="T82" style:family="text">
      <style:text-properties style:use-window-font-color="true" officeooo:rsid="00113f11" style:font-name-asian="Calibri" style:font-name-complex="Times New Roman"/>
    </style:style>
    <style:style style:name="T83" style:family="text">
      <style:text-properties style:use-window-font-color="true" officeooo:rsid="0046a35e" style:font-name-asian="Calibri" style:font-name-complex="Times New Roman"/>
    </style:style>
    <style:style style:name="T84" style:family="text">
      <style:text-properties style:use-window-font-color="true" officeooo:rsid="00442cec" style:font-name-asian="Calibri" style:font-name-complex="Times New Roman"/>
    </style:style>
    <style:style style:name="T85" style:family="text">
      <style:text-properties style:use-window-font-color="true" officeooo:rsid="004d06cd" style:font-name-asian="Calibri" style:font-name-complex="Times New Roman"/>
    </style:style>
    <style:style style:name="T86" style:family="text">
      <style:text-properties style:use-window-font-color="true" fo:language="uk" fo:country="UA" officeooo:rsid="003af8b7" style:font-name-asian="Calibri" style:font-name-complex="Times New Roman" style:language-complex="ar" style:country-complex="SA"/>
    </style:style>
    <style:style style:name="T87" style:family="text">
      <style:text-properties fo:font-variant="normal" fo:text-transform="none" fo:letter-spacing="normal" fo:font-style="normal" fo:font-weight="normal" loext:padding="0in" loext:border="none"/>
    </style:style>
    <style:style style:name="T88" style:family="text">
      <style:text-properties fo:font-variant="normal" fo:text-transform="none" fo:letter-spacing="normal" fo:font-style="normal" fo:font-weight="normal" officeooo:rsid="0018956b" loext:padding="0in" loext:border="none"/>
    </style:style>
    <style:style style:name="T89" style:family="text">
      <style:text-properties fo:font-variant="normal" fo:text-transform="none" fo:letter-spacing="normal" fo:font-style="normal" fo:font-weight="normal" officeooo:rsid="0019ccc0" loext:padding="0in" loext:border="none"/>
    </style:style>
    <style:style style:name="T90" style:family="text">
      <style:text-properties fo:font-variant="normal" fo:text-transform="none" fo:letter-spacing="normal" fo:font-style="normal" fo:font-weight="normal" style:font-name-asian="Symbol" style:font-name-complex="Symbol" loext:padding="0in" loext:border="none"/>
    </style:style>
    <style:style style:name="T91" style:family="text">
      <style:text-properties fo:font-variant="normal" fo:text-transform="none" fo:letter-spacing="normal" fo:font-style="normal" fo:font-weight="normal" officeooo:rsid="0016bcc7" loext:padding="0in" loext:border="none"/>
    </style:style>
    <style:style style:name="T92" style:family="text">
      <style:text-properties fo:font-variant="normal" fo:text-transform="none" fo:letter-spacing="normal" fo:font-style="normal" fo:font-weight="normal" style:font-name-complex="Times New Roman" loext:padding="0in" loext:border="none"/>
    </style:style>
    <style:style style:name="T93" style:family="text">
      <style:text-properties fo:font-variant="normal" fo:text-transform="none" fo:letter-spacing="normal" fo:font-style="normal" fo:font-weight="normal" officeooo:rsid="0018956b" style:font-name-complex="Times New Roman" loext:padding="0in" loext:border="none"/>
    </style:style>
    <style:style style:name="T94" style:family="text">
      <style:text-properties fo:font-variant="normal" fo:text-transform="none" fo:letter-spacing="normal" fo:font-style="normal" fo:font-weight="normal" officeooo:rsid="004d06cd" style:font-name-complex="Times New Roman" loext:padding="0in" loext:border="none"/>
    </style:style>
    <style:style style:name="T95" style:family="text">
      <style:text-properties fo:font-variant="normal" fo:text-transform="none" fo:letter-spacing="normal" fo:font-style="normal" fo:font-weight="normal" officeooo:rsid="004d06cd" loext:padding="0in" loext:border="none"/>
    </style:style>
    <style:style style:name="T96" style:family="text">
      <style:text-properties fo:font-variant="normal" fo:text-transform="none" style:text-position="0% 100%" fo:letter-spacing="normal" fo:font-style="normal" fo:font-weight="normal" officeooo:rsid="0016bcc7" style:font-name-asian="Symbol1" style:font-name-complex="Times New Roman" loext:padding="0in" loext:border="none"/>
    </style:style>
    <style:style style:name="T97" style:family="text">
      <style:text-properties fo:font-variant="normal" fo:text-transform="non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98" style:family="text">
      <style:text-properties fo:font-variant="normal" fo:text-transform="none" style:text-position="0% 100%" fo:letter-spacing="normal" fo:font-style="normal" fo:font-weight="normal" officeooo:rsid="0015a3a6" style:font-name-asian="Symbol1" style:font-name-complex="Times New Roman" loext:padding="0in" loext:border="none"/>
    </style:style>
    <style:style style:name="T99" style:family="text">
      <style:text-properties fo:font-variant="normal" fo:text-transform="none" style:text-position="0% 100%" fo:letter-spacing="normal" fo:font-style="normal" fo:font-weight="normal" officeooo:rsid="0018956b" style:font-name-asian="Symbol1" style:font-name-complex="Times New Roman" loext:padding="0in" loext:border="none"/>
    </style:style>
    <style:style style:name="T100" style:family="text">
      <style:text-properties fo:font-variant="normal" fo:text-transform="non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101" style:family="text">
      <style:text-properties fo:font-variant="normal" fo:text-transform="none" style:text-position="0% 100%" fo:letter-spacing="normal" fo:font-style="normal" fo:font-weight="normal" officeooo:rsid="004d06cd" style:font-name-asian="Symbol1" style:font-name-complex="Times New Roman" loext:padding="0in" loext:border="none"/>
    </style:style>
    <style:style style:name="T102" style:family="text">
      <style:text-properties fo:font-variant="normal" fo:text-transform="none" style:text-position="0% 100%" fo:letter-spacing="normal" fo:font-style="normal" fo:font-weight="normal" officeooo:rsid="0019ccc0" style:font-name-asian="Symbol" style:font-name-complex="Symbol" loext:padding="0in" loext:border="none"/>
    </style:style>
    <style:style style:name="T103" style:family="text">
      <style:text-properties fo:font-variant="normal" fo:text-transform="none" style:use-window-font-color="true" fo:letter-spacing="normal" fo:font-style="normal" fo:font-weight="normal" officeooo:rsid="0018956b" style:font-name-asian="Calibri" style:font-name-complex="Times New Roman" loext:padding="0in" loext:border="none"/>
    </style:style>
    <style:style style:name="T104" style:family="text">
      <style:text-properties fo:font-variant="normal" fo:text-transform="none" style:use-window-font-color="true" fo:letter-spacing="normal" fo:font-style="normal" fo:font-weight="normal" officeooo:rsid="0019ccc0" style:font-name-asian="Calibri" style:font-name-complex="Times New Roman" loext:padding="0in" loext:border="none"/>
    </style:style>
    <style:style style:name="T105" style:family="text">
      <style:text-properties fo:font-variant="normal" fo:text-transform="none" style:use-window-font-color="true" style:text-position="0% 100%" fo:letter-spacing="normal" fo:font-style="normal" fo:font-weight="normal" officeooo:rsid="0018956b" style:font-name-asian="Calibri" style:font-name-complex="Times New Roman" loext:padding="0in" loext:border="none"/>
    </style:style>
    <style:style style:name="T106" style:family="text">
      <style:text-properties fo:font-variant="normal" fo:text-transform="none" style:use-window-font-color="true" style:text-position="0% 100%" fo:letter-spacing="normal" fo:font-style="normal" fo:font-weight="normal" officeooo:rsid="0033feb7" style:font-name-asian="Calibri" style:font-name-complex="Times New Roman" loext:padding="0in" loext:border="none"/>
    </style:style>
    <style:style style:name="T107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108" style:family="text">
      <style:text-properties fo:font-variant="normal" fo:text-transform="none" style:use-window-font-color="tru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109" style:family="text">
      <style:text-properties fo:font-variant="normal" fo:text-transform="none" style:use-window-font-color="true" style:text-position="0% 100%" fo:letter-spacing="normal" fo:font-style="normal" fo:font-weight="normal" officeooo:rsid="00226033" style:font-name-asian="Symbol1" style:font-name-complex="Times New Roman" loext:padding="0in" loext:border="none"/>
    </style:style>
    <style:style style:name="T110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1" style:font-name-complex="Times New Roman" loext:padding="0in" loext:border="none"/>
    </style:style>
    <style:style style:name="T111" style:family="text">
      <style:text-properties fo:font-variant="normal" fo:text-transform="none" style:use-window-font-color="true" style:text-position="0% 100%" fo:letter-spacing="normal" fo:font-style="normal" fo:font-weight="normal" officeooo:rsid="00152284" style:font-name-asian="Symbol1" style:font-name-complex="Times New Roman" loext:padding="0in" loext:border="none"/>
    </style:style>
    <style:style style:name="T112" style:family="text">
      <style:text-properties fo:font-variant="normal" fo:text-transform="none" style:use-window-font-color="true" style:text-position="0% 100%" fo:letter-spacing="normal" fo:font-style="normal" fo:font-weight="normal" officeooo:rsid="004d06cd" style:font-name-asian="Symbol1" style:font-name-complex="Times New Roman" loext:padding="0in" loext:border="none"/>
    </style:style>
    <style:style style:name="T113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" style:font-name-complex="Symbol" loext:padding="0in" loext:border="none"/>
    </style:style>
    <style:style style:name="T114" style:family="text">
      <style:text-properties fo:font-variant="normal" fo:text-transform="none" style:use-window-font-color="true" style:text-position="0% 100%" fo:letter-spacing="normal" fo:language="uk" fo:country="UA" fo:font-style="normal" fo:font-weight="normal" officeooo:rsid="0019ccc0" style:font-name-asian="Symbol1" style:font-name-complex="Times New Roman" style:language-complex="ar" style:country-complex="SA" loext:padding="0in" loext:border="none"/>
    </style:style>
    <style:style style:name="T115" style:family="text">
      <style:text-properties fo:font-variant="normal" fo:text-transform="none" style:use-window-font-color="true" style:text-position="0% 100%" fo:letter-spacing="normal" fo:language="uk" fo:country="UA" fo:font-style="normal" fo:font-weight="normal" officeooo:rsid="001d1f55" style:font-name-asian="Symbol1" style:font-name-complex="Times New Roman" style:language-complex="ar" style:country-complex="SA" loext:padding="0in" loext:border="none"/>
    </style:style>
    <style:style style:name="T116" style:family="text">
      <style:text-properties fo:font-variant="normal" fo:text-transform="none" style:use-window-font-color="true" style:text-position="0% 100%" fo:letter-spacing="normal" fo:language="uk" fo:country="UA" fo:font-style="normal" fo:font-weight="normal" officeooo:rsid="001bb99b" style:font-name-asian="Symbol1" style:font-name-complex="Times New Roman" style:language-complex="ar" style:country-complex="SA" loext:padding="0in" loext:border="none"/>
    </style:style>
    <style:style style:name="T117" style:family="text">
      <style:text-properties fo:font-variant="normal" fo:text-transform="none" style:use-window-font-color="true" style:text-position="0% 100%" fo:letter-spacing="normal" fo:language="uk" fo:country="UA" fo:font-style="normal" fo:font-weight="normal" officeooo:rsid="001bb99b" style:font-name-asian="Symbol" style:font-name-complex="Symbol" style:language-complex="ar" style:country-complex="SA" loext:padding="0in" loext:border="none"/>
    </style:style>
    <style:style style:name="T118" style:family="text">
      <style:text-properties fo:font-variant="normal" fo:text-transform="none" style:use-window-font-color="true" style:text-position="0% 100%" fo:letter-spacing="normal" fo:language="uk" fo:country="UA" fo:font-style="normal" fo:font-weight="normal" officeooo:rsid="001d1f55" style:font-name-asian="Symbol" style:font-name-complex="Symbol" style:language-complex="ar" style:country-complex="SA" loext:padding="0in" loext:border="none"/>
    </style:style>
    <style:style style:name="T119" style:family="text">
      <style:text-properties fo:font-variant="normal" fo:text-transform="none" style:use-window-font-color="true" style:text-position="sub 58%" fo:letter-spacing="normal" fo:font-style="normal" fo:font-weight="normal" officeooo:rsid="00145be7" style:font-name-asian="Symbol1" style:font-name-complex="Times New Roman" loext:padding="0in" loext:border="none"/>
    </style:style>
    <style:style style:name="T120" style:family="text">
      <style:text-properties fo:font-variant="normal" fo:text-transform="none" style:use-window-font-color="true" style:text-position="sub 58%" fo:letter-spacing="normal" fo:language="uk" fo:country="UA" fo:font-style="normal" fo:font-weight="normal" officeooo:rsid="001bb99b" style:font-name-asian="Symbol1" style:font-name-complex="Times New Roman" style:language-complex="ar" style:country-complex="SA" loext:padding="0in" loext:border="none"/>
    </style:style>
    <style:style style:name="T121" style:family="text">
      <style:text-properties fo:font-variant="normal" fo:text-transform="none" style:use-window-font-color="true" style:text-position="sub 58%" fo:letter-spacing="normal" fo:language="uk" fo:country="UA" fo:font-style="normal" fo:font-weight="normal" officeooo:rsid="001d1f55" style:font-name-asian="Symbol1" style:font-name-complex="Times New Roman" style:language-complex="ar" style:country-complex="SA" loext:padding="0in" loext:border="none"/>
    </style:style>
    <style:style style:name="T122" style:family="text">
      <style:text-properties fo:font-variant="normal" fo:text-transform="none" style:use-window-font-color="true" style:text-position="super 58%" fo:letter-spacing="normal" fo:language="uk" fo:country="UA" fo:font-style="normal" fo:font-weight="normal" officeooo:rsid="001d1f55" style:font-name-asian="Symbol1" style:font-name-complex="Times New Roman" style:language-complex="ar" style:country-complex="SA" loext:padding="0in" loext:border="none"/>
    </style:style>
    <style:style style:name="T123" style:family="text">
      <style:text-properties style:font-name-complex="Times New Roman"/>
    </style:style>
    <style:style style:name="T124" style:family="text">
      <style:text-properties officeooo:rsid="00067e84" style:font-name-complex="Times New Roman"/>
    </style:style>
    <style:style style:name="T125" style:family="text">
      <style:text-properties officeooo:rsid="001e28a3" style:font-name-complex="Times New Roman"/>
    </style:style>
    <style:style style:name="T126" style:family="text">
      <style:text-properties officeooo:rsid="001f6207" style:font-name-complex="Times New Roman"/>
    </style:style>
    <style:style style:name="T127" style:family="text">
      <style:text-properties officeooo:rsid="003bcab0" style:font-name-complex="Times New Roman"/>
    </style:style>
    <style:style style:name="T128" style:family="text">
      <style:text-properties officeooo:rsid="00442cec" style:font-name-complex="Times New Roman"/>
    </style:style>
    <style:style style:name="T129" style:family="text">
      <style:text-properties officeooo:rsid="0003347c" style:font-name-asian="Symbola" style:font-name-complex="Symbola"/>
    </style:style>
    <style:style style:name="T130" style:family="text">
      <style:text-properties officeooo:rsid="0004d113" style:font-name-asian="Symbola" style:font-name-complex="Symbola"/>
    </style:style>
    <style:style style:name="T131" style:family="text">
      <style:text-properties officeooo:rsid="00067e84" style:font-name-asian="Symbola" style:font-name-complex="Symbola"/>
    </style:style>
    <style:style style:name="T132" style:family="text">
      <style:text-properties officeooo:rsid="0006f533" style:font-name-asian="Symbola" style:font-name-complex="Symbola"/>
    </style:style>
    <style:style style:name="T133" style:family="text">
      <style:text-properties officeooo:rsid="0006f533" style:font-name-asian="Times New Roman1" style:font-name-complex="Times New Roman1"/>
    </style:style>
    <style:style style:name="T134" style:family="text">
      <style:text-properties style:text-line-through-style="none" style:text-line-through-type="none"/>
    </style:style>
    <style:style style:name="T135" style:family="text">
      <style:text-properties style:text-line-through-style="none" style:text-line-through-type="none" style:font-name-complex="Times New Roman"/>
    </style:style>
    <style:style style:name="T136" style:family="text">
      <style:text-properties style:text-line-through-style="none" style:text-line-through-type="none" officeooo:rsid="00020fd0" style:font-name-asian="Symbola" style:font-name-complex="Symbola"/>
    </style:style>
    <style:style style:name="T137" style:family="text">
      <style:text-properties style:text-line-through-style="none" style:text-line-through-type="none" officeooo:rsid="0003347c" style:font-name-asian="utkal" style:font-name-complex="utkal"/>
    </style:style>
    <style:style style:name="T138" style:family="text">
      <style:text-properties officeooo:rsid="00398a4a"/>
    </style:style>
    <style:style style:name="T139" style:family="text">
      <style:text-properties officeooo:rsid="0043b3e5"/>
    </style:style>
    <style:style style:name="T140" style:family="text">
      <style:text-properties officeooo:rsid="004d06cd"/>
    </style:style>
    <style:style style:name="T141" style:family="text">
      <style:text-properties fo:language="uk" fo:country="UA" style:font-name-complex="Times New Roman" style:language-complex="ar" style:country-complex="SA"/>
    </style:style>
    <style:style style:name="T142" style:family="text">
      <style:text-properties officeooo:rsid="004db7ac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Варіант №<text:span text:style-name="T142">22</text:span></text:p>
      <text:p text:style-name="P3"/>
      <text:p text:style-name="P3">1) Які з наведених співвідношень є правильними?</text:p>
      <text:list xml:id="list161760831" text:style-name="L1">
        <text:list-item>
          <text:p text:style-name="P47">⊘ = { };</text:p>
        </text:list-item>
        <text:list-item>
          <text:p text:style-name="P47"><text:span text:style-name="T134">{2}</text:span><text:span text:style-name="T136">⊆</text:span><text:span text:style-name="T134">{1, {2}};</text:span> </text:p>
        </text:list-item>
        <text:list-item>
          <text:p text:style-name="P47">{<text:span text:style-name="T26">⊘</text:span>}<text:span text:style-name="T26">∈</text:span>{1, {2}};</text:p>
        </text:list-item>
        <text:list-item>
          <text:p text:style-name="P51">{1, ⊘} = {1};</text:p>
        </text:list-item>
        <text:list-item>
          <text:p text:style-name="P51">{1}<text:span text:style-name="T26">∈</text:span>{1, {2}};</text:p>
        </text:list-item>
        <text:list-item>
          <text:p text:style-name="P48">{1, 2, 3} = {1, 3, 2}; <text:s/></text:p>
        </text:list-item>
        <text:list-item>
          <text:p text:style-name="P49"><text:span text:style-name="T123">{1}</text:span><text:span text:style-name="T26">⊆</text:span><text:span text:style-name="T123">{1, {2}}; <text:s/></text:span></text:p>
        </text:list-item>
        <text:list-item>
          <text:p text:style-name="P49"><text:span text:style-name="T129">⊘</text:span><text:span text:style-name="T26">⊆</text:span><text:span text:style-name="T123">{1, {2}};</text:span></text:p>
        </text:list-item>
        <text:list-item>
          <text:p text:style-name="P50"><text:span text:style-name="T135">1</text:span><text:span text:style-name="T137">∈</text:span><text:span text:style-name="T135">{1, {2}};</text:span><text:span text:style-name="T123"> <text:s/></text:span></text:p>
        </text:list-item>
        <text:list-item>
          <text:p text:style-name="P50"><text:span text:style-name="T26">⊘∈</text:span><text:span text:style-name="T123">{1, {2}}; <text:s/></text:span></text:p>
        </text:list-item>
        <text:list-item>
          <text:p text:style-name="P50"><text:span text:style-name="T123">{</text:span><text:span text:style-name="T26">⊘</text:span><text:span text:style-name="T123">}</text:span><text:span text:style-name="T26">⊆</text:span><text:span text:style-name="T123">{1, {2}}; <text:s/></text:span></text:p>
        </text:list-item>
        <text:list-item>
          <text:p text:style-name="P47">{1, 2, 3} = {1, {2}, 3};</text:p>
          <text:p text:style-name="P52"/>
        </text:list-item>
      </text:list>
      <text:p text:style-name="P15"><text:span text:style-name="T123">2) Для заданої множини A = {</text:span><text:span text:style-name="T26">⊘</text:span><text:span text:style-name="T123">, {</text:span><text:span text:style-name="T127">b</text:span><text:span text:style-name="T123">, </text:span><text:span text:style-name="T127">d</text:span><text:span text:style-name="T123">}} побудувати булеан </text:span><text:span text:style-name="T27">β</text:span><text:span text:style-name="T123">(A) множини A.</text:span></text:p>
      <text:p text:style-name="P4"/>
      <text:p text:style-name="P17"><text:span text:style-name="T123">3) Нехай A={1, 3, 5, 6}, B={3, 6, 7}. Знайти A</text:span><text:span text:style-name="T130">⋂</text:span><text:span text:style-name="T123">B, A</text:span><text:span text:style-name="T130">⋃</text:span><text:span text:style-name="T123">B, В\А, A\B, A</text:span><text:span text:style-name="T130">∇</text:span><text:span text:style-name="T123">B, де </text:span><text:span text:style-name="T26">∇</text:span><text:span text:style-name="T123"> - симетрична різниця.</text:span></text:p>
      <text:p text:style-name="P1"/>
      <text:p text:style-name="P15"><text:span text:style-name="T123">4) Довести, що </text:span><text:span text:style-name="T26">β</text:span><text:span text:style-name="T123">(A</text:span><text:span text:style-name="T26">⋂</text:span><text:span text:style-name="T123">C) = </text:span><text:span text:style-name="T26">β</text:span><text:span text:style-name="T123">(A) </text:span><text:span text:style-name="T26">⋂</text:span><text:span text:style-name="T123"> </text:span><text:span text:style-name="T26">β</text:span><text:span text:style-name="T123">(C), де </text:span><text:span text:style-name="T26">β</text:span><text:span text:style-name="T123">(X) - булеан множини X.</text:span></text:p>
      <text:p text:style-name="P1"/>
      <text:p text:style-name="P1">5) Довести наведені нижче рівності шляхом тотожних перетворень:</text:p>
      <text:p text:style-name="P18"><text:span text:style-name="T123">(а) A </text:span><text:span text:style-name="T26">⋃ </text:span><text:span text:style-name="T123">(А </text:span><text:span text:style-name="T26">⋂ </text:span><text:span text:style-name="T123">В) = А; <text:s/></text:span></text:p>
      <text:p text:style-name="P18"><text:span text:style-name="T124">(б) <text:s/>(A </text:span><text:span text:style-name="T28">⋂</text:span><text:span text:style-name="T124"> B) ⋃ (А </text:span><text:span text:style-name="T28">⋂</text:span><text:span text:style-name="T131"> </text:span><text:span text:style-name="T124">В </text:span><text:span text:style-name="T28">⋂ </text:span><text:span text:style-name="T29">C</text:span><text:span text:style-name="T124">) ⋃ (A </text:span><text:span text:style-name="T28">⋂</text:span><text:span text:style-name="T124"> B </text:span><text:span text:style-name="T28">⋂ </text:span><text:span text:style-name="T29">D</text:span><text:span text:style-name="T124">) = A </text:span><text:span text:style-name="T28">⋂</text:span><text:span text:style-name="T124"> B.</text:span></text:p>
      <text:p text:style-name="P1"/>
      <text:p text:style-name="P15"><text:span text:style-name="T123">6) Довести, що не можна виразити операцію ⋃ через операції \ та </text:span><text:span text:style-name="T26">⋂</text:span><text:span text:style-name="T123">.</text:span></text:p>
      <text:p text:style-name="P1"/>
      <text:p text:style-name="P5">7) Нехай на множині М = {1, 2, 3, 4} задані відношення:</text:p>
      <text:p text:style-name="P19"><text:span text:style-name="T123">R</text:span><text:span text:style-name="T3">1 </text:span><text:span text:style-name="T123">= {(1, 2), (1, 3), (2, 3), (2, 4), (4, 1), (4, 3)};</text:span></text:p>
      <text:p text:style-name="P19"><text:span text:style-name="T123">R</text:span><text:span text:style-name="T5">2</text:span><text:span text:style-name="T123"> = {(1,2), (1,3), (1,4), (2,1), (3,1), (3, 3), (4, 1)}; </text:span></text:p>
      <text:p text:style-name="P15"><text:span text:style-name="T123">R</text:span><text:span text:style-name="T5">3</text:span><text:span text:style-name="T123"> = {(1, 1), (2, 2), (3, 3), (4, 4), (1, 3), (2, 4), (3, 1), (4, 2)}; </text:span></text:p>
      <text:p text:style-name="P20"><text:span text:style-name="T123">R</text:span><text:span text:style-name="T5">4</text:span><text:span text:style-name="T123">={(1,1), (2,2), (3,3), (4,4), (2,3), (2,4), (3,1), (4,1)};</text:span></text:p>
      <text:p text:style-name="P20"><text:span text:style-name="T123">R</text:span><text:span text:style-name="T3">5</text:span><text:span text:style-name="T123"> = {(1, 1), (1, 2), (1, 4), (2, 2), (2, 4), (3, 3), (3, 4), (4, 2), (4, 3), (4, 4)}.</text:span></text:p>
      <text:p text:style-name="P6">Визначити, які з цих відношень: </text:p>
      <text:p text:style-name="P6">(а) рефлексивні; (б) антирефлексивні; (в) не рефлексивні; </text:p>
      <text:p text:style-name="P1">(г) симетричні; (д) антисиметричні; (е) не симетричні; (є) транзитивні.</text:p>
      <text:p text:style-name="P1"/>
      <text:p text:style-name="P15"><text:span text:style-name="T123">8) Довести, що (A\B)</text:span><text:span text:style-name="T132">⨯</text:span><text:span text:style-name="T123">С=(A</text:span><text:span text:style-name="T26">⨯</text:span><text:span text:style-name="T123">С)\(B</text:span><text:span text:style-name="T26">⨯</text:span><text:span text:style-name="T123">С).</text:span></text:p>
      <text:p text:style-name="P7"/>
      <text:p text:style-name="P21"><text:span text:style-name="T123">9) Для відношень R</text:span><text:span text:style-name="T3">1</text:span><text:span text:style-name="T123"> і R</text:span><text:span text:style-name="T3">2</text:span><text:span text:style-name="T123"> таких, що R</text:span><text:span text:style-name="T3">1</text:span><text:span text:style-name="T26">⊆</text:span><text:span text:style-name="T123">R</text:span><text:span text:style-name="T3">2</text:span><text:span text:style-name="T123"> довести, що R</text:span><text:span text:style-name="T3">1</text:span><text:span text:style-name="T20">○</text:span><text:span text:style-name="T123">Q </text:span><text:span text:style-name="T26">⊆</text:span><text:span text:style-name="T123"> R</text:span><text:span text:style-name="T3">2</text:span><text:span text:style-name="T26">○</text:span><text:span text:style-name="T123">Q, де Q – довільне відношення.</text:span></text:p>
      <text:p text:style-name="P1"/>
      <text:p text:style-name="P15"><text:span text:style-name="T123">10) Довести, що композиція R</text:span><text:span text:style-name="T3">1</text:span><text:span text:style-name="T26">○</text:span><text:span text:style-name="T123">R</text:span><text:span text:style-name="T3">2</text:span><text:span text:style-name="T123"> симетричних відношень R</text:span><text:span text:style-name="T3">1</text:span><text:span text:style-name="T123"> і R</text:span><text:span text:style-name="T3">2</text:span><text:span text:style-name="T123"> буде симетричним відношенням тоді і тільки тоді, коли R</text:span><text:span text:style-name="T3">1</text:span><text:span text:style-name="T26">○</text:span><text:span text:style-name="T123">R</text:span><text:span text:style-name="T3">2</text:span><text:span text:style-name="T123"> = R</text:span><text:span text:style-name="T3">2</text:span><text:span text:style-name="T26">○</text:span><text:span text:style-name="T123">R</text:span><text:span text:style-name="T3">1</text:span><text:span text:style-name="T123">.</text:span></text:p>
      <text:p text:style-name="P1"/>
      <text:p text:style-name="P22"><text:span text:style-name="T123">11) В</text:span><text:span text:style-name="T125">ід</text:span><text:span text:style-name="T123">ношення R</text:span><text:span text:style-name="T8">+</text:span><text:span text:style-name="T123"> назива</text:span><text:span text:style-name="T125">є</text:span><text:span text:style-name="T123">ться транзитивн</text:span><text:span text:style-name="T125">и</text:span><text:span text:style-name="T123">м зам</text:span><text:span text:style-name="T125">и</text:span><text:span text:style-name="T123">кан</text:span><text:span text:style-name="T125">н</text:span><text:span text:style-name="T123">ям в</text:span><text:span text:style-name="T125">ід</text:span><text:span text:style-name="T123">ношення </text:span><text:span text:style-name="T125">R</text:span><text:span text:style-name="T123"> на М, якщо </text:span><text:span text:style-name="T125">a</text:span><text:span text:style-name="T123">R</text:span><text:span text:style-name="T8">+</text:span><text:span text:style-name="T21">b</text:span><text:span text:style-name="T123">, </text:span><text:span text:style-name="T125">де </text:span><text:span text:style-name="T123">а, </text:span><text:span text:style-name="T125">b</text:span><text:span text:style-name="T123"> </text:span><text:span text:style-name="T26">∈</text:span><text:span text:style-name="T123">М, тод</text:span><text:span text:style-name="T125">і</text:span><text:span text:style-name="T123"> й т</text:span><text:span text:style-name="T125">іл</text:span><text:span text:style-name="T123">ьки тод</text:span><text:span text:style-name="T125">і</text:span><text:span text:style-name="T123">, коли у множи</text:span><text:span text:style-name="T125">ні</text:span><text:span text:style-name="T123"> М </text:span><text:span text:style-name="T125">існ</text:span><text:span text:style-name="T123">у</text:span><text:span text:style-name="T125">є</text:span><text:span text:style-name="T123"> така посл</text:span><text:span text:style-name="T126">ід</text:span><text:span text:style-name="T123">ов</text:span><text:span text:style-name="T126">ні</text:span><text:span text:style-name="T123">сть елемен</text:span><text:span text:style-name="T126">ті</text:span><text:span text:style-name="T123">в а</text:span><text:span text:style-name="T4">1</text:span><text:span text:style-name="T123">, а</text:span><text:span text:style-name="T3">2</text:span><text:span text:style-name="T123">, ..., а</text:span><text:span text:style-name="T4">k</text:span><text:span text:style-name="T123">, що а</text:span><text:span text:style-name="T4">1</text:span><text:span text:style-name="T123"> = а, а</text:span><text:span text:style-name="T4">k</text:span><text:span text:style-name="T123"> = </text:span><text:span text:style-name="T81">b</text:span><text:span text:style-name="T123"> </text:span><text:span text:style-name="T126">і</text:span><text:span text:style-name="T123"> а</text:span><text:span text:style-name="T4">1</text:span><text:span text:style-name="T123">Rа</text:span><text:span text:style-name="T3">2</text:span><text:span text:style-name="T123">, а</text:span><text:span text:style-name="T4">2</text:span><text:span text:style-name="T123">Rа</text:span><text:span text:style-name="T4">3</text:span><text:span text:style-name="T123">, ..., <text:s/>а</text:span><text:span text:style-name="T4">k-1</text:span><text:span text:style-name="T123">Rа</text:span><text:span text:style-name="T4">k</text:span><text:span text:style-name="T22">. </text:span><text:span text:style-name="T123">Довести, що R</text:span><text:span text:style-name="T8">+</text:span><text:span text:style-name="T123"> = R</text:span><text:span text:style-name="T8">(1)</text:span><text:span text:style-name="T123">⋃R</text:span><text:span text:style-name="T8">(2)</text:span><text:span text:style-name="T123">⋃...⋃R</text:span><text:span text:style-name="T8">(k)</text:span><text:span text:style-name="T123">⋃..., де R</text:span><text:span text:style-name="T8">(k)</text:span><text:span text:style-name="T123">= R</text:span><text:span text:style-name="T26">○</text:span><text:span text:style-name="T123">...</text:span><text:span text:style-name="T26">○</text:span><text:span text:style-name="T123">R k разів.</text:span></text:p>
      <text:p text:style-name="P8"/>
      <text:p text:style-name="P23"><text:span text:style-name="T123">12) Довести, якщо f</text:span><text:span text:style-name="T26">⊆</text:span><text:span text:style-name="T123">А</text:span><text:span text:style-name="T26">⨯</text:span><text:span text:style-name="T123">В і g</text:span><text:span text:style-name="T26">⊆</text:span><text:span text:style-name="T123">B</text:span><text:span text:style-name="T26">⨯</text:span><text:span text:style-name="T123">C - </text:span><text:span text:style-name="T83">ін’єктив</text:span><text:span text:style-name="T123">ні відношення, то f</text:span><text:span text:style-name="T26">○</text:span><text:span text:style-name="T123">g</text:span><text:span text:style-name="T26">⊆</text:span><text:span text:style-name="T123">А</text:span><text:span text:style-name="T26">⨯</text:span><text:span text:style-name="T123">C також </text:span><text:span text:style-name="T83">ін’єктив</text:span><text:span text:style-name="T123">не.</text:span></text:p>
      <text:p text:style-name="P9"/>
      <text:p text:style-name="P1"/>
      <text:p text:style-name="P24"><text:soft-page-break/><text:span text:style-name="T123">13) Довести, якщо f</text:span><text:span text:style-name="T26">⊆</text:span><text:span text:style-name="T123">А</text:span><text:span text:style-name="T26">⨯</text:span><text:span text:style-name="T123">В </text:span><text:span text:style-name="T84">є</text:span><text:span text:style-name="T123"> всюди визначен</text:span><text:span text:style-name="T128">им</text:span><text:span text:style-name="T123"> відношення</text:span><text:span text:style-name="T128">м тоді й тільки тоді, коли i</text:span><text:span text:style-name="T6">A</text:span><text:span text:style-name="T128">⊆φ◦φ</text:span><text:span text:style-name="T9">-1</text:span><text:span text:style-name="T123">.</text:span></text:p>
      <text:p text:style-name="P1"/>
      <text:p text:style-name="P10">14) Нехай задані множини A = {a, b, c, d, e} і B = {1, 2, 3, 4, 5} та відношення між ними:</text:p>
      <text:p text:style-name="P10">C1 = {(a, 3), (b, 2), (c, 3), (e, 3)}, <text:s text:c="3"/></text:p>
      <text:p text:style-name="P10">C<text:span text:style-name="T139">2</text:span> = {(a, 2), (a, 3), (b, 1), (c, 4), (c, 5), (d, 1), (e, 2), (e, 4)}, <text:s text:c="3"/></text:p>
      <text:p text:style-name="P10">C<text:span text:style-name="T139">3</text:span> = {(a, 4), (b, 3), (c, 5), (d, 2), (e, 1)}, </text:p>
      <text:p text:style-name="P10">C<text:span text:style-name="T139">4</text:span> = {(a, 2), (a, 5), (b, 1), (b, 5), (c, 2), (d, 3), (d, 5)}, </text:p>
      <text:p text:style-name="P10">C5 = {(a, 2), (b, 3), (c, 4), (d, 1), (e, 5)}. </text:p>
      <text:p text:style-name="P10">Визначити, які з цих відношень: </text:p>
      <text:p text:style-name="P10">(а) функціональні; (б) всюди визначені; (в) сюр’єктивні; (г) ін’єктивні; (д) бієктивні.</text:p>
      <text:p text:style-name="P1"/>
      <text:p text:style-name="P11">15) <text:span text:style-name="T72">Довести, що для дов</text:span><text:span text:style-name="T73">іл</text:span><text:span text:style-name="T72">ьного в</text:span><text:span text:style-name="T73">ід</text:span><text:span text:style-name="T72">ношення екв</text:span><text:span text:style-name="T73">і</text:span><text:span text:style-name="T72">валентнос</text:span><text:span text:style-name="T73">ті</text:span><text:span text:style-name="T72"> </text:span><text:span text:style-name="T45">R</text:span><text:span text:style-name="T72"> наведе</text:span><text:span text:style-name="T73">ні</text:span><text:span text:style-name="T72"> твердження р</text:span><text:span text:style-name="T73">і</text:span><text:span text:style-name="T72">вносиль</text:span><text:span text:style-name="T73">ні</text:span><text:span text:style-name="T72">:</text:span></text:p>
      <text:p text:style-name="P12"><text:span text:style-name="T71">(а) (х, у)</text:span><text:span text:style-name="T74">∈</text:span><text:span text:style-name="T45">R; </text:span><text:span text:style-name="T37">(б)</text:span><text:span text:style-name="T45"> [x]</text:span><text:span text:style-name="T76">R</text:span><text:span text:style-name="T45"> </text:span><text:span text:style-name="T48">⋂</text:span><text:span text:style-name="T45"> [y]</text:span><text:span text:style-name="T76">R</text:span><text:span text:style-name="T45"> </text:span><text:span text:style-name="T72">≠</text:span><text:span text:style-name="T45"> </text:span><text:span text:style-name="T48">⊘</text:span><text:span text:style-name="T45">; </text:span><text:span text:style-name="T37">(в) </text:span><text:span text:style-name="T45">[x]</text:span><text:span text:style-name="T76">R</text:span><text:span text:style-name="T45"> = [y]</text:span><text:span text:style-name="T76">R</text:span><text:span text:style-name="T45">.</text:span></text:p>
      <text:p text:style-name="P1"/>
      <text:p text:style-name="P11">16) На множині А = {a, b, c, d} визначити частковий порядок з двома мінімальними і одним максимальним елементами.</text:p>
      <text:p text:style-name="P1"/>
      <text:p text:style-name="P13">17) Побудувати частково впорядковану множину з 1 мінімальним, але без найменшого елемента.</text:p>
      <text:p text:style-name="P1"/>
      <text:p text:style-name="P44"><text:span text:style-name="T123">18) Нехай R і Q – часткові порядки на множині А. Довести, що R</text:span><text:span text:style-name="T26">⋂</text:span><text:span text:style-name="T123">Q - частковий порядок на А.</text:span></text:p>
      <text:p text:style-name="P2"/>
      <text:p text:style-name="P2">19) Побудувати відношення лінійного порядку на множині N<text:span text:style-name="T7">2</text:span>, де N – множина натуральних чисел.</text:p>
      <text:p text:style-name="P2"/>
      <text:p text:style-name="P2">20) Яка потужність множини ірраціональних чисел? (Відповідь обґрунтувати).</text:p>
      <text:p text:style-name="P2"/>
      <text:p text:style-name="P2">21) Побудувати взаємно-однозначну відповідність між точками довільного відрізку i прямої.</text:p>
      <text:p text:style-name="P2"/>
      <text:p text:style-name="P2">22) Побудувати бієкцію між множиною точок інтервалу (0, 1) і відрізку [0, 1].</text:p>
      <text:p text:style-name="P2"/>
      <text:p text:style-name="P16"><text:span text:style-name="T123">23) Нехай А – довільна множина, f: A</text:span><text:span text:style-name="T133">→</text:span><text:span text:style-name="T26">β</text:span><text:span text:style-name="T123">(A) - відображення. Довести, що f(A)</text:span><text:span text:style-name="T133">≠</text:span><text:span text:style-name="T26">β</text:span><text:span text:style-name="T123">(A) і |f(A)|&lt;|</text:span><text:span text:style-name="T26">β</text:span><text:span text:style-name="T123">(A)|.</text:span></text:p>
      <text:p text:style-name="P2"/>
      <text:p text:style-name="P2">24) Довести, що потужність множини всіх функцій дійсного аргументу більша за континуум.</text:p>
      <text:p text:style-name="P2"/>
      <text:p text:style-name="P2">25) <text:span text:style-name="T30">Знайти множини:</text:span></text:p>
      <text:p text:style-name="P16"><text:span text:style-name="T31">(а) {</text:span><text:span text:style-name="T34">⊘</text:span><text:span text:style-name="T31">} </text:span><text:span text:style-name="T34">⋂</text:span><text:span text:style-name="T31"> {</text:span><text:span text:style-name="T34">⊘</text:span><text:span text:style-name="T31">}; <text:s/></text:span></text:p>
      <text:p text:style-name="P16"><text:span text:style-name="T31">(б) {</text:span><text:span text:style-name="T34">⊘</text:span><text:span text:style-name="T31">, {</text:span><text:span text:style-name="T34">⊘</text:span><text:span text:style-name="T31">}} \ </text:span><text:span text:style-name="T34">⊘</text:span><text:span text:style-name="T31">; </text:span></text:p>
      <text:p text:style-name="P16"><text:span text:style-name="T31">(в) </text:span><text:span text:style-name="T34">⊘</text:span><text:span text:style-name="T31"> </text:span><text:span text:style-name="T34">⋂</text:span><text:span text:style-name="T31"> {</text:span><text:span text:style-name="T34">⊘</text:span><text:span text:style-name="T31">}; </text:span></text:p>
      <text:p text:style-name="P2"><text:span text:style-name="T30">(г) {</text:span><text:span text:style-name="T34">⊘</text:span><text:span text:style-name="T30">, {</text:span><text:span text:style-name="T34">⊘</text:span><text:span text:style-name="T30">}} \ {{</text:span><text:span text:style-name="T34">⊘</text:span><text:span text:style-name="T30">}}; </text:span></text:p>
      <text:p text:style-name="P2"><text:span text:style-name="T30">(д) </text:span><text:span text:style-name="T34">⊘</text:span><text:span text:style-name="T30">⋃{</text:span><text:span text:style-name="T34">⊘</text:span><text:span text:style-name="T30">}; </text:span></text:p>
      <text:p text:style-name="P2"><text:span text:style-name="T30">(е) {</text:span><text:span text:style-name="T34">⊘</text:span><text:span text:style-name="T30">, {</text:span><text:span text:style-name="T34">⊘</text:span><text:span text:style-name="T30">}} \ {</text:span><text:span text:style-name="T34">⊘</text:span><text:span text:style-name="T30">}.</text:span></text:p>
      <text:p text:style-name="P2"/>
      <text:p text:style-name="P2">26) <text:span text:style-name="T17">Нехай А = {а</text:span><text:span text:style-name="T1">1</text:span><text:span text:style-name="T17">, а</text:span><text:span text:style-name="T2">2</text:span><text:span text:style-name="T17">, ..., а</text:span><text:span text:style-name="T1">n</text:span><text:span text:style-name="T17">} — ск</text:span><text:span text:style-name="T18">ін</text:span><text:span text:style-name="T17">ченна множина, </text:span><text:span text:style-name="T18">що складається</text:span><text:span text:style-name="T17"> з </text:span><text:span text:style-name="T18">n </text:span><text:span text:style-name="T17">елемент</text:span><text:span text:style-name="T18">ів</text:span><text:span text:style-name="T17"> (|</text:span><text:span text:style-name="T18">А</text:span><text:span text:style-name="T17">| = </text:span><text:span text:style-name="T18">n</text:span><text:span text:style-name="T17">). </text:span><text:span text:style-name="T46">Довести,</text:span><text:span text:style-name="T17"> </text:span><text:span text:style-name="T18">що </text:span><text:span text:style-name="T17">к</text:span><text:span text:style-name="T18">іл</text:span><text:span text:style-name="T17">ь</text:span><text:span text:style-name="T18">кі</text:span><text:span text:style-name="T17">сть ус</text:span><text:span text:style-name="T18">і</text:span><text:span text:style-name="T17">х п</text:span><text:span text:style-name="T18">ід</text:span><text:span text:style-name="T17">множин множин</text:span><text:span text:style-name="T18">и А (її булеан </text:span><text:span text:style-name="T23">β</text:span><text:span text:style-name="T17">(A)</text:span><text:span text:style-name="T18">) </text:span><text:span text:style-name="T17">дор</text:span><text:span text:style-name="T18">і</text:span><text:span text:style-name="T17">вню</text:span><text:span text:style-name="T18">є</text:span><text:span text:style-name="T17"> 2</text:span><text:span text:style-name="T10">|</text:span><text:span text:style-name="T11">А</text:span><text:span text:style-name="T10">|</text:span><text:span text:style-name="T17">, тобто |</text:span><text:span text:style-name="T23">β</text:span><text:span text:style-name="T17">(A)|</text:span><text:span text:style-name="T18">=</text:span><text:span text:style-name="T17">2</text:span><text:span text:style-name="T10">|</text:span><text:span text:style-name="T11">А</text:span><text:span text:style-name="T10">|</text:span><text:span text:style-name="T17">.</text:span></text:p>
      <text:p text:style-name="P2"/>
      <text:p text:style-name="P2">27) <text:span text:style-name="T17">Встановити вза</text:span><text:span text:style-name="T19">є</text:span><text:span text:style-name="T17">мно-однозначну в</text:span><text:span text:style-name="T19">ід</text:span><text:span text:style-name="T17">пов</text:span><text:span text:style-name="T19">ід</text:span><text:span text:style-name="T17">н</text:span><text:span text:style-name="T19">іс</text:span><text:span text:style-name="T17">ть </text:span><text:span text:style-name="T19">мі</text:span><text:span text:style-name="T17">ж множиною натуральних чисел N </text:span><text:span text:style-name="T19">і</text:span><text:span text:style-name="T17"> множиною ц</text:span><text:span text:style-name="T47">іл</text:span><text:span text:style-name="T17">их чисел </text:span><text:span text:style-name="T19">Z.</text:span></text:p>
      <text:p text:style-name="P2"/>
      <text:p text:style-name="P26"><text:span text:style-name="T141">28) Довести, об’єднання </text:span><text:span text:style-name="T86">континуаль</text:span><text:span text:style-name="T141">ної сукупності континуальних множин має потужність континуум.</text:span></text:p>
      <text:p text:style-name="P2"/>
      <text:p text:style-name="P16"><text:span text:style-name="T123">29) </text:span><text:span text:style-name="T12">Чи правиль</text:span><text:span text:style-name="T13">ні</text:span><text:span text:style-name="T12"> та</text:span><text:span text:style-name="T13">кі</text:span><text:span text:style-name="T12"> твердження (</text:span><text:span text:style-name="T15">в</text:span><text:span text:style-name="T12">ідповідь обґрунтувати):</text:span></text:p>
      <text:p text:style-name="P29">(а) якщо А = В, то А ~ В;</text:p>
      <text:p text:style-name="P29"><text:soft-page-break/>(б) якщо А ~ В, то А = В.</text:p>
      <text:p text:style-name="P2"/>
      <text:p text:style-name="P2">30) <text:span text:style-name="T87">Довести, що якщо A та B — зліченні, то A</text:span><text:span text:style-name="T90">⨯</text:span><text:span text:style-name="T87">B — зліченн</text:span><text:span text:style-name="T91">а </text:span><text:span text:style-name="T87">множин</text:span><text:span text:style-name="T91">а</text:span><text:span text:style-name="T87">.</text:span></text:p>
      <text:p text:style-name="P2"/>
      <text:p text:style-name="P16"><text:span text:style-name="T44">31) </text:span><text:span text:style-name="T40">Довести, що для дов</text:span><text:span text:style-name="T41">іл</text:span><text:span text:style-name="T40">ьного в</text:span><text:span text:style-name="T41">ід</text:span><text:span text:style-name="T40">ношення екв</text:span><text:span text:style-name="T41">і</text:span><text:span text:style-name="T40">валентнос</text:span><text:span text:style-name="T41">ті </text:span><text:span text:style-name="T39">R</text:span><text:span text:style-name="T40"> викону</text:span><text:span text:style-name="T41">є</text:span><text:span text:style-name="T40">ться р</text:span><text:span text:style-name="T41">і</text:span><text:span text:style-name="T40">вн</text:span><text:span text:style-name="T41">і</text:span><text:span text:style-name="T40">сть </text:span><text:span text:style-name="T39">R</text:span><text:span text:style-name="T48">○</text:span><text:span text:style-name="T39">R</text:span><text:span text:style-name="T40"> = </text:span><text:span text:style-name="T39">R</text:span><text:span text:style-name="T40">.</text:span></text:p>
      <text:p text:style-name="P37"/>
      <text:p text:style-name="P27"><text:span text:style-name="T66">32) </text:span><text:span text:style-name="T57">Довести, що компози</text:span><text:span text:style-name="T58">ці</text:span><text:span text:style-name="T57">я </text:span><text:span text:style-name="T56">R</text:span><text:span text:style-name="T77">1</text:span><text:span text:style-name="T57">○</text:span><text:span text:style-name="T56">R</text:span><text:span text:style-name="T77">2</text:span><text:span text:style-name="T57"> двох еквівалентностей </text:span><text:span text:style-name="T56">R</text:span><text:span text:style-name="T77">1</text:span><text:span text:style-name="T57"> </text:span><text:span text:style-name="T70">і</text:span><text:span text:style-name="T57"> </text:span><text:span text:style-name="T56">R</text:span><text:span text:style-name="T77">2</text:span><text:span text:style-name="T57"> </text:span><text:span text:style-name="T58">є</text:span><text:span text:style-name="T57"> екв</text:span><text:span text:style-name="T58">і</text:span><text:span text:style-name="T57">валент</text:span><text:span text:style-name="T58">ні</text:span><text:span text:style-name="T57">стю, якщо </text:span><text:span text:style-name="T56">R</text:span><text:span text:style-name="T77">1</text:span><text:span text:style-name="T57">○</text:span><text:span text:style-name="T56">R</text:span><text:span text:style-name="T77">2 </text:span><text:span text:style-name="T59">=</text:span><text:span text:style-name="T57"> </text:span><text:span text:style-name="T56">R</text:span><text:span text:style-name="T77">1</text:span><text:span text:style-name="T57">⋃</text:span><text:span text:style-name="T56">R</text:span><text:span text:style-name="T77">2</text:span><text:span text:style-name="T57">. </text:span><text:span text:style-name="T59">Чи вірне обернене твердження? (Відповідь обґрунтувати).</text:span></text:p>
      <text:p text:style-name="P38"/>
      <text:p text:style-name="P27"><text:span text:style-name="T66">33) </text:span><text:span text:style-name="T59">Довести, що композиція </text:span><text:span text:style-name="T56">R</text:span><text:span text:style-name="T77">1</text:span><text:span text:style-name="T69">○</text:span><text:span text:style-name="T56">R</text:span><text:span text:style-name="T77">2</text:span><text:span text:style-name="T59"> транзитивних відношень </text:span><text:span text:style-name="T56">R</text:span><text:span text:style-name="T77">1</text:span><text:span text:style-name="T57"> </text:span><text:span text:style-name="T70">і</text:span><text:span text:style-name="T57"> </text:span><text:span text:style-name="T56">R</text:span><text:span text:style-name="T77">2</text:span><text:span text:style-name="T57"> </text:span><text:span text:style-name="T58">є</text:span><text:span text:style-name="T59"> транзитивним відношенням, якщо </text:span><text:span text:style-name="T56">R</text:span><text:span text:style-name="T77">1</text:span><text:span text:style-name="T69">○</text:span><text:span text:style-name="T56">R</text:span><text:span text:style-name="T77">2</text:span><text:span text:style-name="T60"> = </text:span><text:span text:style-name="T56">R</text:span><text:span text:style-name="T78">2</text:span><text:span text:style-name="T69">○</text:span><text:span text:style-name="T56">R</text:span><text:span text:style-name="T78">1</text:span><text:span text:style-name="T59">. Чи вірне обернене твердження? (Відповідь обґрунтувати).</text:span></text:p>
      <text:p text:style-name="P38"/>
      <text:p text:style-name="P16"><text:span text:style-name="T44">34) </text:span><text:span text:style-name="T40">Побудувати найменше в</text:span><text:span text:style-name="T42">ід</text:span><text:span text:style-name="T40">ношення еквівалентност</text:span><text:span text:style-name="T42">і</text:span><text:span text:style-name="T40"> </text:span><text:span text:style-name="T42">Q</text:span><text:span text:style-name="T40"> на множи</text:span><text:span text:style-name="T42">ні </text:span><text:span text:style-name="T40">М = {1, 2, 3}, що включа</text:span><text:span text:style-name="T43">є</text:span><text:span text:style-name="T40"> задане в</text:span><text:span text:style-name="T43">ід</text:span><text:span text:style-name="T40">ношення К = {(2, </text:span><text:span text:style-name="T43">1</text:span><text:span text:style-name="T40">), (3, </text:span><text:span text:style-name="T43">2</text:span><text:span text:style-name="T40">)}.</text:span></text:p>
      <text:p text:style-name="P37"/>
      <text:p text:style-name="P26"><text:span text:style-name="T66">35)</text:span><text:span text:style-name="T57"> </text:span><text:span text:style-name="T56">R</text:span><text:span text:style-name="T57"> — транзитивне в</text:span><text:span text:style-name="T61">ід</text:span><text:span text:style-name="T57">ношення на множи</text:span><text:span text:style-name="T61">ні</text:span><text:span text:style-name="T57"> М. Довести, що </text:span><text:span text:style-name="T56">R</text:span><text:span text:style-name="T57"> </text:span><text:span text:style-name="T61">є</text:span><text:span text:style-name="T57"> частковим порядком на </text:span><text:span text:style-name="T61">М</text:span><text:span text:style-name="T57"> тод</text:span><text:span text:style-name="T61">і</text:span><text:span text:style-name="T57"> й </text:span><text:span text:style-name="T61">ті</text:span><text:span text:style-name="T57">льки тод</text:span><text:span text:style-name="T61">і</text:span><text:span text:style-name="T57">, коли </text:span><text:span text:style-name="T61">R</text:span><text:span text:style-name="T52">⋂</text:span><text:span text:style-name="T61">R</text:span><text:span text:style-name="T80">-1 </text:span><text:span text:style-name="T61">= i</text:span><text:span text:style-name="T79">A</text:span><text:span text:style-name="T61">.</text:span></text:p>
      <text:p text:style-name="P39"/>
      <text:p text:style-name="P27"><text:span text:style-name="T61">36) </text:span><text:span text:style-name="T114">Довести, що для дов</text:span><text:span text:style-name="T115">іл</text:span><text:span text:style-name="T114">ьних в</text:span><text:span text:style-name="T115">ід</text:span><text:span text:style-name="T114">ношень </text:span><text:span text:style-name="T116">R</text:span><text:span text:style-name="T120">1</text:span><text:span text:style-name="T117"> </text:span><text:span text:style-name="T118">і </text:span><text:span text:style-name="T116">R</text:span><text:span text:style-name="T120">2</text:span><text:span text:style-name="T114"> викону</text:span><text:span text:style-name="T115">є</text:span><text:span text:style-name="T114">ться <text:s/>(</text:span><text:span text:style-name="T116">R</text:span><text:span text:style-name="T120">1</text:span><text:span text:style-name="T117">○</text:span><text:span text:style-name="T116">R</text:span><text:span text:style-name="T120">2</text:span><text:span text:style-name="T115">)</text:span><text:span text:style-name="T122">-1</text:span><text:span text:style-name="T115"> </text:span><text:span text:style-name="T114">= </text:span><text:span text:style-name="T116">R</text:span><text:span text:style-name="T121">2</text:span><text:span text:style-name="T122">-1</text:span><text:span text:style-name="T117">○</text:span><text:span text:style-name="T116">R</text:span><text:span text:style-name="T121">1</text:span><text:span text:style-name="T122">-1</text:span><text:span text:style-name="T115">.</text:span></text:p>
      <text:p text:style-name="P39"/>
      <text:p text:style-name="P26"><text:span text:style-name="T66">37) </text:span><text:span text:style-name="T61">Нехай </text:span><text:span text:style-name="T51">≤</text:span><text:span text:style-name="T61"> </text:span><text:span text:style-name="T62">i</text:span><text:span text:style-name="T61"> &lt; — традиц</text:span><text:span text:style-name="T62">ійні</text:span><text:span text:style-name="T61"> в</text:span><text:span text:style-name="T62">ід</text:span><text:span text:style-name="T61">ношення порядку на множи</text:span><text:span text:style-name="T62">ні</text:span><text:span text:style-name="T61"> натуральних чи</text:span><text:span text:style-name="T62">сел N. Довести, що </text:span></text:p>
      <text:p text:style-name="P28"><text:span text:style-name="T55"><text:s/></text:span><text:span text:style-name="T61">&lt;</text:span><text:span text:style-name="T57">○</text:span><text:span text:style-name="T61">&lt; </text:span><text:span text:style-name="T50">≠</text:span><text:span text:style-name="T55"> </text:span><text:span text:style-name="T61">&lt;</text:span><text:span text:style-name="T50">.</text:span></text:p>
      <text:p text:style-name="P41"/>
      <text:p text:style-name="P41"><text:span text:style-name="T140">38) </text:span>Довести, що будь-яка непорожня скінченна частково впорядкована множина А містить мінімальний і максимальний елементи.</text:p>
      <text:p text:style-name="P36"/>
      <text:p text:style-name="P16"><text:span text:style-name="T112">39) </text:span><text:span text:style-name="T109">Довести, що об’</text:span><text:span text:style-name="T110">є</text:span><text:span text:style-name="T109">днання </text:span><text:span text:style-name="T110">f</text:span><text:span text:style-name="T119">1</text:span><text:span text:style-name="T109">⋃</text:span><text:span text:style-name="T110">f</text:span><text:span text:style-name="T119">2</text:span><text:span text:style-name="T109"> двох в</text:span><text:span text:style-name="T110">ідо</text:span><text:span text:style-name="T109">бражень </text:span><text:span text:style-name="T110">f</text:span><text:span text:style-name="T119">1</text:span><text:span text:style-name="T109"> </text:span><text:span text:style-name="T110">і f</text:span><text:span text:style-name="T119">2 <text:s/></text:span><text:span text:style-name="T109">з </text:span><text:span text:style-name="T110">А</text:span><text:span text:style-name="T109"> в В буде в</text:span><text:span text:style-name="T110">ід</text:span><text:span text:style-name="T109">ображенням </text:span><text:span text:style-name="T110">з</text:span><text:span text:style-name="T109"> А </text:span><text:span text:style-name="T111">в </text:span><text:span text:style-name="T109">В тод</text:span><text:span text:style-name="T110">і</text:span><text:span text:style-name="T109"> й т</text:span><text:span text:style-name="T110">іл</text:span><text:span text:style-name="T109">ьки тод</text:span><text:span text:style-name="T110">і</text:span><text:span text:style-name="T109">, коли <text:s/></text:span><text:span text:style-name="T110">f</text:span><text:span text:style-name="T119">1</text:span><text:span text:style-name="T109"> </text:span><text:span text:style-name="T113">=</text:span><text:span text:style-name="T109"> </text:span><text:span text:style-name="T110">f</text:span><text:span text:style-name="T119">2</text:span><text:span text:style-name="T110">.</text:span></text:p>
      <text:p text:style-name="P35"/>
      <text:p text:style-name="P16"><text:span text:style-name="T85">40) </text:span><text:span text:style-name="T82">За яких умов виконуються рівності</text:span><text:span text:style-name="T123">: (а) (А \ В)⋃В = А; </text:span><text:span text:style-name="T35">(</text:span><text:span text:style-name="T36">б</text:span><text:span text:style-name="T35">) </text:span><text:span text:style-name="T32">A \ B = А</text:span><text:span text:style-name="T33">?</text:span></text:p>
      <text:p text:style-name="P2"/>
      <text:p text:style-name="P16"><text:span text:style-name="T16">41) </text:span><text:span text:style-name="T12">Довести, що </text:span><text:span text:style-name="T24">с</text:span><text:span text:style-name="T25">кі</text:span><text:span text:style-name="T24">нченна</text:span><text:span text:style-name="T12"> множина не р</text:span><text:span text:style-name="T13">і</text:span><text:span text:style-name="T12">внопотужна </text:span><text:span text:style-name="T13">(</text:span><text:span text:style-name="T96">не еквівалентна</text:span><text:span text:style-name="T13">) </text:span><text:span text:style-name="T12">жодн</text:span><text:span text:style-name="T13">ій</text:span><text:span text:style-name="T12"> сво</text:span><text:span text:style-name="T13">їй</text:span><text:span text:style-name="T12"> власн</text:span><text:span text:style-name="T13">ій</text:span><text:span text:style-name="T12"> п</text:span><text:span text:style-name="T13">ід</text:span><text:span text:style-name="T12">множин</text:span><text:span text:style-name="T13">і.</text:span></text:p>
      <text:p text:style-name="P31"/>
      <text:p text:style-name="P42"><text:span text:style-name="T95">42) </text:span><text:span text:style-name="T87">Чи можна накреслити на площи</text:span><text:span text:style-name="T104">ні</text:span><text:span text:style-name="T87"> континуальну множину л</text:span><text:span text:style-name="T89">і</text:span><text:span text:style-name="T87">тер Г, жод</text:span><text:span text:style-name="T89">ні </text:span><text:span text:style-name="T87">дв</text:span><text:span text:style-name="T89">і</text:span><text:span text:style-name="T87"> з яких не перетинаються? </text:span><text:span text:style-name="T92">(Відповідь обґрунтувати).</text:span></text:p>
      <text:p text:style-name="P43"/>
      <text:p text:style-name="P27"><text:span text:style-name="T66">43) </text:span><text:span text:style-name="T63">Якою </text:span><text:span text:style-name="T64">є</text:span><text:span text:style-name="T63"> потуж</text:span><text:span text:style-name="T64">ні</text:span><text:span text:style-name="T63">сть множини усіх в</text:span><text:span text:style-name="T64">ід</text:span><text:span text:style-name="T63">ображень типу </text:span><text:span text:style-name="T65">N</text:span><text:span text:style-name="T53">→</text:span><text:span text:style-name="T54">R</text:span><text:span text:style-name="T63">? (Відповідь обґрунтувати).</text:span></text:p>
      <text:p text:style-name="P40"/>
      <text:p text:style-name="P45"><text:span text:style-name="T66">44) </text:span><text:span text:style-name="T67">Показати</text:span><text:span text:style-name="T63">, </text:span><text:span text:style-name="T67">що</text:span><text:span text:style-name="T63"> функціональність </text:span><text:span text:style-name="T68">відповідності</text:span><text:span text:style-name="T63"> не є інваріантн</text:span><text:span text:style-name="T68">ою</text:span><text:span text:style-name="T63"> відносно об'єднання.</text:span></text:p>
      <text:p text:style-name="P55"/>
      <text:p text:style-name="P42"><text:span text:style-name="T94">45) </text:span><text:span text:style-name="T92">Довести, що множина вс</text:span><text:span text:style-name="T93">і</text:span><text:span text:style-name="T92">х ск</text:span><text:span text:style-name="T93">ін</text:span><text:span text:style-name="T92">ченних п</text:span><text:span text:style-name="T93">ід</text:span><text:span text:style-name="T92">множин зл</text:span><text:span text:style-name="T103">і</text:span><text:span text:style-name="T92">ченно</text:span><text:span text:style-name="T93">ї</text:span><text:span text:style-name="T92"> множини — зл</text:span><text:span text:style-name="T93">і</text:span><text:span text:style-name="T92">ченна.</text:span></text:p>
      <text:p text:style-name="P14"/>
      <text:p text:style-name="P25"><text:span text:style-name="T16">46) </text:span><text:span text:style-name="T12">Довести, що множина в</text:span><text:span text:style-name="T14">сі</text:span><text:span text:style-name="T12">х зл</text:span><text:span text:style-name="T14">і</text:span><text:span text:style-name="T12">ченних посл</text:span><text:span text:style-name="T38">ід</text:span><text:span text:style-name="T12">овностей натуральних чисел ма</text:span><text:span text:style-name="T14">є</text:span><text:span text:style-name="T12"> потуж</text:span><text:span text:style-name="T38">ні</text:span><text:span text:style-name="T12">сть континуум.</text:span></text:p>
      <text:p text:style-name="P30"/>
      <text:p text:style-name="P25"><text:span text:style-name="T101">47) </text:span><text:span text:style-name="T98">Число, яке не </text:span><text:span text:style-name="T99">є</text:span><text:span text:style-name="T98"> коренем жодного многочлена з ра</text:span><text:span text:style-name="T99">ці</text:span><text:span text:style-name="T98">ональними коеф</text:span><text:span text:style-name="T105">іці</text:span><text:span text:style-name="T106">є</text:span><text:span text:style-name="T98">нтами, назива</text:span><text:span text:style-name="T99">є</text:span><text:span text:style-name="T98">ться трансцендентним. </text:span><text:span text:style-name="T99">Довести, що м</text:span><text:span text:style-name="T98">ножина в</text:span><text:span text:style-name="T99">сі</text:span><text:span text:style-name="T98">х трансцендентних чисел континуальна.</text:span></text:p>
      <text:p text:style-name="P33"/>
      <text:p text:style-name="P25"><text:span text:style-name="T101">48) </text:span><text:span text:style-name="T98">Побудувати взаємно-однозначну відповідність між точками довільн</text:span><text:span text:style-name="T107">их двох</text:span><text:span text:style-name="T98"> відрізк</text:span><text:span text:style-name="T100">ів</text:span><text:span text:style-name="T98"> </text:span><text:span text:style-name="T97">[</text:span><text:span text:style-name="T98">а, </text:span><text:span text:style-name="T97">b] </text:span><text:span text:style-name="T98">i </text:span><text:span text:style-name="T97">[</text:span><text:span text:style-name="T100">c</text:span><text:span text:style-name="T98">, </text:span><text:span text:style-name="T100">d</text:span><text:span text:style-name="T97">].</text:span></text:p>
      <text:p text:style-name="P34"/>
      <text:p text:style-name="P42"><text:span text:style-name="T95">49) </text:span><text:span text:style-name="T88">Довести, що м</text:span><text:span text:style-name="T87">ножина в</text:span><text:span text:style-name="T88">сі</text:span><text:span text:style-name="T87">х п</text:span><text:span text:style-name="T88">ід</text:span><text:span text:style-name="T87">множин зл</text:span><text:span text:style-name="T88">і</text:span><text:span text:style-name="T87">ченно</text:span><text:span text:style-name="T88">ї</text:span><text:span text:style-name="T87"> множини А ма</text:span><text:span text:style-name="T88">є </text:span><text:span text:style-name="T87">потуж</text:span><text:span text:style-name="T88">ні</text:span><text:span text:style-name="T87">сть континуум.</text:span></text:p>
      <text:p text:style-name="P32"><text:soft-page-break/></text:p>
      <text:p text:style-name="P25"><text:span text:style-name="T101">50) </text:span><text:span text:style-name="T98">Встановити вза</text:span><text:span text:style-name="T97">є</text:span><text:span text:style-name="T98">мно-однозначну в</text:span><text:span text:style-name="T97">ід</text:span><text:span text:style-name="T98">пов</text:span><text:span text:style-name="T97">ід</text:span><text:span text:style-name="T108">ні</text:span><text:span text:style-name="T98">сть </text:span><text:span text:style-name="T108">мі</text:span><text:span text:style-name="T98">ж точками квадрата </text:span><text:span text:style-name="T97">[</text:span><text:span text:style-name="T98">а, </text:span><text:span text:style-name="T97">b]</text:span><text:span text:style-name="T102">⨯</text:span><text:span text:style-name="T97">[</text:span><text:span text:style-name="T98">а, </text:span><text:span text:style-name="T97">b]</text:span><text:span text:style-name="T98"> та площини.</text:span></text:p>
      <text:p text:style-name="P33"/>
      <text:p text:style-name="P27"><text:span text:style-name="T40">51) </text:span><text:span text:style-name="T44">Дов</text:span><text:span text:style-name="T40">ести, що об’</text:span><text:span text:style-name="T42">є</text:span><text:span text:style-name="T40">днання </text:span><text:span text:style-name="T39">R</text:span><text:span text:style-name="T75">1</text:span><text:span text:style-name="T40">⋃</text:span><text:span text:style-name="T39">R</text:span><text:span text:style-name="T75">2</text:span><text:span text:style-name="T40"> двох еквівалентностей </text:span><text:span text:style-name="T39">R</text:span><text:span text:style-name="T75">1</text:span><text:span text:style-name="T40"> </text:span><text:span text:style-name="T49">і</text:span><text:span text:style-name="T40"> </text:span><text:span text:style-name="T39">R</text:span><text:span text:style-name="T75">2</text:span><text:span text:style-name="T40"> </text:span><text:span text:style-name="T41">є</text:span><text:span text:style-name="T40"> екв</text:span><text:span text:style-name="T41">і</text:span><text:span text:style-name="T40">валентн</text:span><text:span text:style-name="T41">і</text:span><text:span text:style-name="T40">стю тод</text:span><text:span text:style-name="T41">і</text:span><text:span text:style-name="T40"> й т</text:span><text:span text:style-name="T41">іл</text:span><text:span text:style-name="T40">ьки т</text:span><text:span text:style-name="T41">о</text:span><text:span text:style-name="T40">д</text:span><text:span text:style-name="T41">і</text:span><text:span text:style-name="T40">, коли </text:span><text:span text:style-name="T39">R</text:span><text:span text:style-name="T75">1</text:span><text:span text:style-name="T40">⋃</text:span><text:span text:style-name="T39">R</text:span><text:span text:style-name="T75">2</text:span><text:span text:style-name="T40"> = </text:span><text:span text:style-name="T39">R</text:span><text:span text:style-name="T75">1</text:span><text:span text:style-name="T40">○</text:span><text:span text:style-name="T39">R</text:span><text:span text:style-name="T75">2</text:span><text:span text:style-name="T40">.</text:span></text:p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utkal" svg:font-family="utkal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1-25T22:29:32.790024489</dc:date>
    <meta:editing-cycles>32</meta:editing-cycles>
    <meta:editing-duration>PT9H25M18S</meta:editing-duration>
    <meta:generator>LibreOffice/6.4.6.2$Linux_X86_64 LibreOffice_project/40$Build-2</meta:generator>
    <meta:document-statistic meta:table-count="0" meta:image-count="0" meta:object-count="0" meta:page-count="4" meta:paragraph-count="91" meta:word-count="1105" meta:character-count="6387" meta:non-whitespace-character-count="5333"/>
  </office:meta>
</office:document-meta>
</file>